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rdre du jour réunion interne 3 – 20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Table_20_Contents">Christophe Guieu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18/11/2013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Table_20_Contents">Christophe Guieu</text:p>
          </table:table-cell>
          <table:table-cell table:style-name="historique.C2" office:value-type="string">
            <text:p text:style-name="Table_20_Contents">18/11/2013</text:p>
          </table:table-cell>
          <table:table-cell table:style-name="historique.D2" office:value-type="string">
            <text:p text:style-name="Table_20_Contents">Création document</text:p>
          </table:table-cell>
        </table:table-row>
      </table:table>
      <text:p text:style-name="Standard"/>
      <text:p text:style-name="P9">Ordre du jour</text:p>
      <text:p text:style-name="P6"/>
      <text:p text:style-name="P6">Bilan de l'itération</text:p>
      <text:list xml:id="list1564099318" text:style-name="L1">
        <text:list-item>
          <text:p text:style-name="P8">Présentation de l'analyse fonctionnelle</text:p>
        </text:list-item>
        <text:list-item>
          <text:p text:style-name="P8">Présentation du livrable actuel et des prototypes</text:p>
        </text:list-item>
      </text:list>
      <text:p text:style-name="P7"/>
      <text:p text:style-name="P6">Évolution du projet</text:p>
      <text:p text:style-name="P7"/>
      <text:p text:style-name="P7"/>
      <text:p text:style-name="P6">Questions diver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8T13:48:33</dc:date>
    <dc:creator>GUIEU Christophe</dc:creator>
    <meta:editing-duration>PT1M30S</meta:editing-duration>
    <meta:editing-cycles>7</meta:editing-cycles>
    <meta:generator>LibreOffice/3.5$Linux_x86 LibreOffice_project/350m1$Build-2</meta:generator>
    <meta:document-statistic meta:table-count="4" meta:image-count="0" meta:object-count="0" meta:page-count="2" meta:paragraph-count="39" meta:word-count="90" meta:character-count="573" meta:non-whitespace-character-count="524"/>
  </office:meta>
</office:document-meta>
</file>